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872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mposants </text:p>
          </table:table-cell>
          <table:table-cell office:value-type="string">
            <text:p>farnell</text:p>
          </table:table-cell>
          <table:table-cell office:value-type="string">
            <text:p>prix</text:p>
          </table:table-cell>
          <table:table-cell office:value-type="string">
            <text:p>quantité</text:p>
          </table:table-cell>
          <table:table-cell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L293DNEE4</text:p>
          </table:table-cell>
          <table:table-cell office:value-type="float" office:value="9589619">
            <text:p>9589619</text:p>
          </table:table-cell>
          <table:table-cell office:value-type="float" office:value="2.47">
            <text:p>2.47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farnell.com/datasheets/67378.pdf">http://www.farnell.com/datasheets/67378.pdf</text:a></text:p>
          </table:table-cell>
        </table:table-row>
        <table:table-row table:style-name="ro1">
          <table:table-cell table:number-columns-repeated="2"/>
          <table:table-cell office:value-type="string">
            <text:p>max417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maxim-ic.com/quick_view2.cfm/qv_pk/1971">http://www.maxim-ic.com/quick_view2.cfm/qv_pk/1971</text:a></text:p>
          </table:table-cell>
        </table:table-row>
        <table:table-row table:style-name="ro1">
          <table:table-cell table:number-columns-repeated="2"/>
          <table:table-cell office:value-type="string">
            <text:p>Resistance 0.1</text:p>
          </table:table-cell>
          <table:table-cell office:value-type="float" office:value="1086262">
            <text:p>1086262</text:p>
          </table:table-cell>
          <table:table-cell office:value-type="float" office:value="0.78">
            <text:p>0.78</text:p>
          </table:table-cell>
          <table:table-cell office:value-type="float" office:value="5">
            <text:p>5</text:p>
          </table:table-cell>
          <table:table-cell office:value-type="string">
            <text:p><text:a xlink:href="http://fr.farnell.com/tyco-electronics/smw2r10jt/resistance-2w-5-r10/dp/1086262">http://fr.farnell.com/tyco-electronics/smw2r10jt/resistance-2w-5-r10/dp/1086262</text:a>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02/01/2009</text:date>, <text:time>15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abien</meta:initial-creator>
    <meta:creation-date>2009-01-30T22:12:09</meta:creation-date>
    <dc:creator>fabien</dc:creator>
    <dc:date>2009-02-01T15:27:02</dc:date>
    <meta:editing-cycles>2</meta:editing-cycles>
    <meta:editing-duration>PT7H14M21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